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4bdc" officeooo:paragraph-rsid="00174bdc"/>
    </style:style>
    <style:style style:name="P2" style:family="paragraph" style:parent-style-name="Standard">
      <style:text-properties fo:font-weight="bold" officeooo:rsid="00174bdc" officeooo:paragraph-rsid="00174bdc" style:font-weight-asian="bold" style:font-weight-complex="bold"/>
    </style:style>
    <style:style style:name="P3" style:family="paragraph" style:parent-style-name="Standard">
      <style:text-properties fo:font-weight="bold" officeooo:rsid="0017c32c" officeooo:paragraph-rsid="0017c32c" style:font-weight-asian="bold" style:font-weight-complex="bold"/>
    </style:style>
    <style:style style:name="P4" style:family="paragraph" style:parent-style-name="Standard">
      <style:text-properties officeooo:rsid="001888c0" officeooo:paragraph-rsid="001888c0"/>
    </style:style>
    <style:style style:name="P5" style:family="paragraph" style:parent-style-name="Standard">
      <style:text-properties fo:font-style="italic" officeooo:rsid="001888c0" officeooo:paragraph-rsid="001888c0" style:font-style-asian="italic" style:font-style-complex="italic"/>
    </style:style>
    <style:style style:name="P6" style:family="paragraph" style:parent-style-name="Standard">
      <style:text-properties officeooo:rsid="001a5c60" officeooo:paragraph-rsid="001a5c60"/>
    </style:style>
    <style:style style:name="T1" style:family="text">
      <style:text-properties officeooo:rsid="001888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an text:style-name="T1">Utiliza</text:span> el genograma?</text:p>
      <text:p text:style-name="P5">NO, en general pero si realizo las preguntas para realizarlo. Al llevar mucho tiempo la elaboración, no lo utilizo. Para los agentes sanitarios tienen un formulario “883” donde tienen el espacio para el genograma y les serviría la aplicación para elaborarlo.</text:p>
      <text:p text:style-name="P1"/>
      <text:p text:style-name="P2">2) Por que utilizar el genograma en un proceso de psicodiagnostico?</text:p>
      <text:p text:style-name="P4">Para ver las relaciones familiares, casi no se utiliza por una cuestión de tiempos.</text:p>
      <text:p text:style-name="P1"/>
      <text:p text:style-name="P3">3) Como confeccionar el genograma?</text:p>
      <text:p text:style-name="P1"/>
      <text:p text:style-name="P1"/>
      <text:p text:style-name="P2">4) Que información debemos indagar?</text:p>
      <text:p text:style-name="P4">Se va identificando las relaciones con la madre, el padre, la pareja. Y dependiendo el orden que van nombrando a los familiares se van agregando los individuos.</text:p>
      <text:p text:style-name="P1"/>
      <text:p text:style-name="P2">5) Cuales son las preguntas más relevantes para la elaboración del genograma?</text:p>
      <text:p text:style-name="P6">Los integrantes de la familia. Por lo general se nombran a los que no viven en el hogar.</text:p>
      <text:p text:style-name="P1"/>
      <text:p text:style-name="P2">6) Cuales son los diagnósticos que se pueden obtener en base al genograma?</text:p>
      <text:p text:style-name="P6">No se llega a un diagnostico, sino que nos da una idea de los problemas dentro de la familia.</text:p>
      <text:p text:style-name="P1"/>
      <text:p text:style-name="P2">7) En base a esos diagnósticos, cuales son los posibles tratamientos o recomendaciones para dichos diagnósticos?</text:p>
      <text:p text:style-name="P1"/>
      <text:p text:style-name="P1"/>
      <text:p text:style-name="P2">8) Que nos recomendaría para elaborar nuestra aplicación?</text:p>
      <text:p text:style-name="P6">Lo de cambiar los colores es muy subjetivo. No todos manejamos los mismos colores, sino depende de nuestras experiencias.</text:p>
      <text:p text:style-name="P6">Hay estudios de como utilizan los colores los niños, pero en los adultos va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7T10:45:05.339986567</meta:creation-date>
    <dc:date>2017-08-07T11:33:40.393334340</dc:date>
    <meta:editing-duration>PT4M8S</meta:editing-duration>
    <meta:editing-cycles>2</meta:editing-cycles>
    <meta:generator>LibreOffice/5.3.1.2$Linux_x86 LibreOffice_project/30m0$Build-2</meta:generator>
    <meta:document-statistic meta:table-count="0" meta:image-count="0" meta:object-count="0" meta:page-count="1" meta:paragraph-count="15" meta:word-count="226" meta:character-count="1362" meta:non-whitespace-character-count="1151"/>
  </office:meta>
</office:document-meta>
</file>